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Standard" style:list-style-name="L1">
      <style:paragraph-properties fo:line-height="150%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omputing class outline</text:h>
      <text:p text:style-name="P1"/>
      <text:list xml:id="list46197195" text:style-name="L1">
        <text:list-item>
          <text:p text:style-name="P3">“Hello World”</text:p>
          <text:list>
            <text:list-item>
              <text:p text:style-name="P3">How to print out something</text:p>
            </text:list-item>
          </text:list>
        </text:list-item>
        <text:list-item>
          <text:p text:style-name="P3">Subroutines</text:p>
          <text:list>
            <text:list-item>
              <text:p text:style-name="P3">Using <text:span text:style-name="T1">def</text:span> and <text:span text:style-name="T1">lambda</text:span> as well</text:p>
            </text:list-item>
            <text:list-item>
              <text:p text:style-name="P3">Creating comments</text:p>
            </text:list-item>
          </text:list>
        </text:list-item>
        <text:list-item>
          <text:p text:style-name="P3">Plotting</text:p>
          <text:list>
            <text:list-item>
              <text:p text:style-name="P3">Importing functions</text:p>
            </text:list-item>
            <text:list-item>
              <text:p text:style-name="P3">Loading data file</text:p>
            </text:list-item>
            <text:list-item>
              <text:p text:style-name="P3">Plotting</text:p>
            </text:list-item>
            <text:list-item>
              <text:p text:style-name="P3">More complicated loading of file</text:p>
            </text:list-item>
          </text:list>
        </text:list-item>
        <text:list-item>
          <text:p text:style-name="P3">Fitting</text:p>
          <text:list>
            <text:list-item>
              <text:p text:style-name="P3">Trial parameter</text:p>
            </text:list-item>
            <text:list-item>
              <text:p text:style-name="P3">Showing on the same plot: data + fit</text:p>
            </text:list-item>
            <text:list-item>
              <text:p text:style-name="P3">Error function</text:p>
            </text:list-item>
            <text:list-item>
              <text:p text:style-name="P3">Least squares method</text:p>
            </text:list-item>
            <text:list-item>
              <text:p text:style-name="P3">Legend</text:p>
            </text:list-item>
            <text:list-item>
              <text:p text:style-name="P3">Subplot</text:p>
            </text:list-item>
            <text:list-item>
              <text:p text:style-name="P3">Residuals</text:p>
            </text:list-item>
            <text:list-item>
              <text:p text:style-name="P3">Numerical results: print / plot-label</text:p>
            </text:list-item>
          </text:list>
        </text:list-item>
        <text:list-item>
          <text:p text:style-name="P3">Fitting game</text:p>
          <text:list>
            <text:list-item>
              <text:p text:style-name="P3">Generate a data</text:p>
            </text:list-item>
            <text:list-item>
              <text:p text:style-name="P3">Fit data generated by someone else</text:p>
            </text:list-item>
          </text:list>
        </text:list-item>
        <text:list-item>
          <text:p text:style-name="P3">Homework</text:p>
          <text:list>
            <text:list-item>
              <text:p text:style-name="P3">Refit / replot something already don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4T23:15:15</meta:creation-date>
    <dc:date>2009-10-15T00:50:42</dc:date>
    <meta:editing-duration>PT00H52M57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25" meta:word-count="98" meta:character-count="507"/>
  </office:meta>
</office:document-meta>
</file>